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C4FDCCECC8EA0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bb6" draw:textarea-horizontal-align="justify" draw:textarea-vertical-align="middle" draw:auto-grow-height="false" fo:min-height="3.609cm" fo:min-width="0.2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102cm" draw:marker-start-width="0.356cm" draw:marker-end-width="0.356cm" draw:fill="none" draw:textarea-horizontal-align="justify" draw:textarea-vertical-align="middle" draw:auto-grow-height="false" fo:min-height="6.017cm" fo:min-width="18.14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fill="solid" draw:fill-color="#ffffd7" draw:textarea-horizontal-align="justify" draw:textarea-vertical-align="middle" draw:auto-grow-height="false" fo:min-height="0.1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4" style:family="graphic" style:parent-style-name="standard">
      <style:graphic-properties draw:fill="solid" draw:fill-color="#dee6ef" draw:textarea-horizontal-align="justify" draw:textarea-vertical-align="middle" draw:auto-grow-height="false" fo:min-height="0.02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48cm"/>
      <style:paragraph-properties style:writing-mode="lr-tb"/>
    </style:style>
    <style:style style:name="gr16" style:family="graphic" style:parent-style-name="standard">
      <style:graphic-properties draw:stroke="none" svg:stroke-color="#c9211e" draw:fill-color="#c9211e" draw:textarea-horizontal-align="justify" draw:textarea-vertical-align="middle" draw:auto-grow-height="false" fo:min-height="0.199cm" fo:min-width="0cm"/>
    </style:style>
    <style:style style:name="gr17" style:family="graphic" style:parent-style-name="standard">
      <style:graphic-properties draw:stroke="none" svg:stroke-color="#c9211e" draw:fill-color="#c9211e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ffdbb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solid" draw:fill-color="#ffffd7"/>
      <style:paragraph-properties fo:text-align="center"/>
    </style:style>
    <style:style style:name="P7" style:family="paragraph">
      <loext:graphic-properties draw:fill="solid" draw:fill-color="#dee6e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c9211e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08cm" svg:height="3.937cm" svg:x="18.542cm" svg:y="7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xml:id="id1" draw:id="id1" draw:layer="layout" svg:width="4.836cm" svg:height="4.179cm" svg:x="21.369cm" svg:y="7.878cm">
          <draw:image xlink:href="Pictures/100000000000050000000452C4FDCCECC8EA0420.jpg" xlink:type="simple" xlink:show="embed" xlink:actuate="onLoad" loext:mime-type="image/jpeg">
            <text:p/>
          </draw:image>
        </draw:frame>
        <draw:connector draw:style-name="gr3" draw:text-style-name="P3" draw:layer="layout" draw:type="line" svg:x1="19.059cm" svg:y1="8.532cm" svg:x2="21.369cm" svg:y2="9.967cm" draw:end-shape="id1" draw:end-glue-point="3" svg:d="M19059 8532l2310 1435" svg:viewBox="0 0 2311 1436">
          <text:p/>
        </draw:connector>
        <draw:connector draw:style-name="gr3" draw:text-style-name="P3" draw:layer="layout" draw:type="line" svg:x1="19.059cm" svg:y1="9.532cm" svg:x2="21.369cm" svg:y2="9.967cm" draw:end-shape="id1" draw:end-glue-point="3" svg:d="M19059 9532l2310 435" svg:viewBox="0 0 2311 436">
          <text:p/>
        </draw:connector>
        <draw:connector draw:style-name="gr3" draw:text-style-name="P3" draw:layer="layout" draw:type="line" svg:x1="19.022cm" svg:y1="10.522cm" svg:x2="21.369cm" svg:y2="9.967cm" draw:end-shape="id1" draw:end-glue-point="3" svg:d="M19022 10522l2347-555" svg:viewBox="0 0 2348 556">
          <text:p/>
        </draw:connector>
        <draw:connector draw:style-name="gr3" draw:text-style-name="P3" draw:layer="layout" draw:type="line" svg:x1="19.022cm" svg:y1="11.522cm" svg:x2="21.369cm" svg:y2="9.967cm" draw:end-shape="id1" draw:end-glue-point="3" svg:d="M19022 11522l2347-1555" svg:viewBox="0 0 2348 1556">
          <text:p/>
        </draw:connector>
        <draw:connector draw:style-name="gr4" draw:text-style-name="P3" draw:layer="layout" draw:type="line" svg:x1="4.34cm" svg:y1="6.819cm" svg:x2="4.331cm" svg:y2="8.401cm" svg:d="M4340 6819l-9 1582" svg:viewBox="0 0 10 1583">
          <text:p/>
        </draw:connector>
        <draw:frame draw:style-name="gr5" draw:text-style-name="P4" draw:layer="layout" svg:width="4.68cm" svg:height="0.962cm" svg:x="2.051cm" svg:y="4.345cm">
          <draw:text-box>
            <text:p>Visual features</text:p>
          </draw:text-box>
        </draw:frame>
        <draw:custom-shape draw:style-name="gr6" draw:text-style-name="P2" draw:layer="layout" svg:width="18.742cm" svg:height="6.369cm" svg:x="2.086cm" svg:y="7.47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79cm" svg:height="1.038cm" svg:x="8.536cm" svg:y="12.8cm">
          <draw:text-box>
            <text:p><text:span text:style-name="T1">Modular RNN</text:span></text:p>
          </draw:text-box>
        </draw:frame>
        <draw:frame draw:style-name="gr8" draw:text-style-name="P4" draw:layer="layout" svg:width="7.686cm" svg:height="0.962cm" svg:x="20.271cm" svg:y="5.826cm">
          <draw:text-box>
            <text:p>Muscle length trajectories</text:p>
          </draw:text-box>
        </draw:frame>
        <draw:connector draw:style-name="gr9" draw:text-style-name="P3" draw:layer="layout" draw:type="line" svg:x1="3.783cm" svg:y1="9.07cm" svg:x2="3.462cm" svg:y2="9.535cm" draw:start-shape="id2" draw:start-glue-point="7" draw:end-shape="id3" draw:end-glue-point="4" svg:d="M3783 9070l-321 465" svg:viewBox="0 0 322 466">
          <text:p/>
        </draw:connector>
        <draw:connector draw:style-name="gr9" draw:text-style-name="P3" draw:layer="layout" draw:type="line" svg:x1="3.963cm" svg:y1="9.144cm" svg:x2="4.163cm" svg:y2="9.836cm" draw:start-shape="id2" draw:start-glue-point="8" draw:end-shape="id4" draw:end-glue-point="4" svg:d="M3963 9144l200 692" svg:viewBox="0 0 201 693">
          <text:p/>
        </draw:connector>
        <draw:connector draw:style-name="gr9" draw:text-style-name="P3" draw:layer="layout" draw:type="line" svg:x1="4.143cm" svg:y1="8.71cm" svg:x2="4.606cm" svg:y2="8.987cm" draw:start-shape="id2" draw:start-glue-point="11" draw:end-shape="id5" draw:end-glue-point="6" svg:d="M4143 8710l463 277" svg:viewBox="0 0 464 278">
          <text:p/>
        </draw:connector>
        <draw:connector draw:style-name="gr9" draw:text-style-name="P3" draw:layer="layout" draw:type="line" svg:x1="4.143cm" svg:y1="9.07cm" svg:x2="5.207cm" svg:y2="9.788cm" draw:start-shape="id2" draw:start-glue-point="9" draw:end-shape="id6" draw:end-glue-point="6" svg:d="M4143 9070l1064 718" svg:viewBox="0 0 1065 719">
          <text:p/>
        </draw:connector>
        <draw:connector draw:style-name="gr9" draw:text-style-name="P3" xml:id="id10" draw:id="id10" draw:layer="layout" draw:type="line" svg:x1="3.783cm" svg:y1="9.07cm" svg:x2="3.445cm" svg:y2="10.412cm" draw:start-shape="id2" draw:start-glue-point="7" draw:end-shape="id7" draw:end-glue-point="11" svg:d="M3783 9070l-338 1342" svg:viewBox="0 0 339 1343">
          <text:p/>
        </draw:connector>
        <draw:connector draw:style-name="gr9" draw:text-style-name="P3" draw:layer="layout" draw:type="line" svg:x1="3.963cm" svg:y1="9.144cm" svg:x2="3.964cm" svg:y2="10.837cm" draw:start-shape="id2" draw:start-glue-point="8" draw:end-shape="id8" draw:end-glue-point="4" svg:d="M3963 9144l1 1693" svg:viewBox="0 0 2 1694">
          <text:p/>
        </draw:connector>
        <draw:connector draw:style-name="gr9" draw:text-style-name="P3" draw:layer="layout" draw:type="line" svg:x1="4.143cm" svg:y1="9.07cm" svg:x2="4.985cm" svg:y2="10.612cm" draw:start-shape="id2" draw:start-glue-point="9" draw:end-shape="id9" draw:end-glue-point="5" svg:d="M4143 9070l842 1542" svg:viewBox="0 0 843 1543">
          <text:p/>
        </draw:connector>
        <draw:connector draw:style-name="gr9" draw:text-style-name="P3" draw:layer="layout" draw:type="line" svg:x1="4.68cm" svg:y1="9.167cm" svg:x2="4.163cm" svg:y2="9.836cm" draw:start-shape="id5" draw:start-glue-point="7" draw:end-shape="id4" draw:end-glue-point="4" svg:d="M4680 9167l-517 669" svg:viewBox="0 0 518 670">
          <text:p/>
        </draw:connector>
        <draw:connector draw:style-name="gr9" draw:text-style-name="P3" draw:layer="layout" draw:type="line" svg:x1="4.68cm" svg:y1="9.167cm" svg:x2="3.614cm" svg:y2="9.741cm" draw:start-shape="id5" draw:start-glue-point="7" draw:end-shape="id10" draw:end-glue-point="0" svg:d="M4680 9167l-1066 574" svg:viewBox="0 0 1067 575">
          <text:p/>
        </draw:connector>
        <draw:connector draw:style-name="gr9" draw:text-style-name="P3" draw:layer="layout" draw:type="line" svg:x1="5.04cm" svg:y1="9.167cm" svg:x2="5.281cm" svg:y2="9.608cm" draw:start-shape="id5" draw:start-glue-point="9" draw:end-shape="id6" draw:end-glue-point="5" svg:d="M5040 9167l241 441" svg:viewBox="0 0 242 442">
          <text:p/>
        </draw:connector>
        <draw:connector draw:style-name="gr9" draw:text-style-name="P3" draw:layer="layout" draw:type="line" svg:x1="4.86cm" svg:y1="9.241cm" svg:x2="5.165cm" svg:y2="10.538cm" draw:start-shape="id5" draw:start-glue-point="8" draw:end-shape="id9" draw:end-glue-point="4" svg:d="M4860 9241l305 1297" svg:viewBox="0 0 306 1298">
          <text:p/>
        </draw:connector>
        <draw:connector draw:style-name="gr9" draw:text-style-name="P3" draw:layer="layout" draw:type="line" svg:x1="4.86cm" svg:y1="9.241cm" svg:x2="4.144cm" svg:y2="10.911cm" draw:start-shape="id5" draw:start-glue-point="8" draw:end-shape="id8" draw:end-glue-point="11" svg:d="M4860 9241l-716 1670" svg:viewBox="0 0 717 1671">
          <text:p/>
        </draw:connector>
        <draw:connector draw:style-name="gr9" draw:text-style-name="P3" draw:layer="layout" draw:type="line" svg:x1="4.606cm" svg:y1="8.987cm" svg:x2="3.445cm" svg:y2="10.412cm" draw:start-shape="id5" draw:start-glue-point="6" draw:end-shape="id7" draw:end-glue-point="11" svg:d="M4606 8987l-1161 1425" svg:viewBox="0 0 1162 1426">
          <text:p/>
        </draw:connector>
        <draw:connector draw:style-name="gr9" draw:text-style-name="P3" draw:layer="layout" draw:type="line" svg:x1="5.281cm" svg:y1="9.608cm" svg:x2="4.417cm" svg:y2="10.09cm" draw:start-shape="id6" draw:start-glue-point="5" draw:end-shape="id4" draw:end-glue-point="10" svg:d="M5281 9608l-864 482" svg:viewBox="0 0 865 483">
          <text:p/>
        </draw:connector>
        <draw:connector draw:style-name="gr9" draw:text-style-name="P3" draw:layer="layout" draw:type="line" svg:x1="5.207cm" svg:y1="9.788cm" svg:x2="3.614cm" svg:y2="9.741cm" draw:start-shape="id6" draw:start-glue-point="6" draw:end-shape="id10" draw:end-glue-point="0" svg:d="M5207 9788l-1593-47" svg:viewBox="0 0 1594 48">
          <text:p/>
        </draw:connector>
        <draw:connector draw:style-name="gr9" draw:text-style-name="P3" draw:layer="layout" draw:type="line" svg:x1="5.461cm" svg:y1="10.042cm" svg:x2="5.165cm" svg:y2="10.538cm" draw:start-shape="id6" draw:start-glue-point="8" draw:end-shape="id9" draw:end-glue-point="4" svg:d="M5461 10042l-296 496" svg:viewBox="0 0 297 497">
          <text:p/>
        </draw:connector>
        <draw:connector draw:style-name="gr9" draw:text-style-name="P3" draw:layer="layout" draw:type="line" svg:x1="5.281cm" svg:y1="9.968cm" svg:x2="4.144cm" svg:y2="10.911cm" draw:start-shape="id6" draw:start-glue-point="7" draw:end-shape="id8" draw:end-glue-point="11" svg:d="M5281 9968l-1137 943" svg:viewBox="0 0 1138 944">
          <text:p/>
        </draw:connector>
        <draw:connector draw:style-name="gr9" draw:text-style-name="P3" xml:id="id11" draw:id="id11" draw:layer="layout" draw:type="line" svg:x1="5.281cm" svg:y1="9.968cm" svg:x2="3.519cm" svg:y2="10.592cm" draw:start-shape="id6" draw:start-glue-point="7" draw:end-shape="id7" draw:end-glue-point="10" svg:d="M5281 9968l-1762 624" svg:viewBox="0 0 1763 625">
          <text:p/>
        </draw:connector>
        <draw:connector draw:style-name="gr9" draw:text-style-name="P3" draw:layer="layout" draw:type="line" svg:x1="4.911cm" svg:y1="10.792cm" svg:x2="4.218cm" svg:y2="11.091cm" draw:start-shape="id9" draw:start-glue-point="6" draw:end-shape="id8" draw:end-glue-point="10" svg:d="M4911 10792l-693 299" svg:viewBox="0 0 694 300">
          <text:p/>
        </draw:connector>
        <draw:connector draw:style-name="gr9" draw:text-style-name="P3" draw:layer="layout" draw:type="line" svg:x1="4.911cm" svg:y1="10.792cm" svg:x2="4.4cm" svg:y2="10.28cm" draw:start-shape="id9" draw:start-glue-point="6" draw:end-shape="id11" draw:end-glue-point="0" svg:d="M4911 10792l-511-512" svg:viewBox="0 0 512 513">
          <text:p/>
        </draw:connector>
        <draw:connector draw:style-name="gr9" draw:text-style-name="P3" draw:layer="layout" draw:type="line" svg:x1="4.911cm" svg:y1="10.792cm" svg:x2="3.519cm" svg:y2="10.592cm" draw:start-shape="id9" draw:start-glue-point="6" draw:end-shape="id7" draw:end-glue-point="10" svg:d="M4911 10792l-1392-200" svg:viewBox="0 0 1393 201">
          <text:p/>
        </draw:connector>
        <draw:connector draw:style-name="gr9" draw:text-style-name="P3" draw:layer="layout" draw:type="line" svg:x1="4.911cm" svg:y1="10.792cm" svg:x2="3.642cm" svg:y2="9.969cm" draw:start-shape="id9" draw:start-glue-point="6" draw:end-shape="id3" draw:end-glue-point="9" svg:d="M4911 10792l-1269-823" svg:viewBox="0 0 1270 824">
          <text:p/>
        </draw:connector>
        <draw:connector draw:style-name="gr9" draw:text-style-name="P3" draw:layer="layout" draw:type="line" svg:x1="3.445cm" svg:y1="10.772cm" svg:x2="3.71cm" svg:y2="11.091cm" draw:start-shape="id7" draw:start-glue-point="9" draw:end-shape="id8" draw:end-glue-point="6" svg:d="M3445 10772l265 319" svg:viewBox="0 0 266 320">
          <text:p/>
        </draw:connector>
        <draw:connector draw:style-name="gr9" draw:text-style-name="P3" draw:layer="layout" draw:type="line" svg:x1="3.265cm" svg:y1="10.338cm" svg:x2="3.462cm" svg:y2="10.043cm" draw:start-shape="id7" draw:start-glue-point="4" draw:end-shape="id3" draw:end-glue-point="8" svg:d="M3265 10338l197-295" svg:viewBox="0 0 198 296">
          <text:p/>
        </draw:connector>
        <draw:custom-shape draw:style-name="gr10" draw:text-style-name="P6" xml:id="id5" draw:id="id5" draw:layer="layout" svg:width="0.508cm" svg:height="0.508cm" svg:x="4.606cm" svg:y="8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6" draw:id="id6" draw:layer="layout" svg:width="0.508cm" svg:height="0.508cm" svg:x="5.207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3" draw:id="id3" draw:layer="layout" svg:width="0.508cm" svg:height="0.508cm" svg:x="3.208cm" svg:y="9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" draw:id="id2" draw:layer="layout" svg:width="0.508cm" svg:height="0.508cm" svg:x="3.709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8" draw:id="id8" draw:layer="layout" svg:width="0.508cm" svg:height="0.508cm" svg:x="3.71cm" svg:y="10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9" draw:id="id9" draw:layer="layout" svg:width="0.508cm" svg:height="0.508cm" svg:x="4.911cm" svg:y="10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7" draw:id="id7" draw:layer="layout" svg:width="0.508cm" svg:height="0.508cm" svg:x="3.011cm" svg:y="1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" draw:id="id4" draw:layer="layout" svg:width="0.508cm" svg:height="0.508cm" svg:x="3.909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0.545cm" svg:y1="9.071cm" svg:x2="10.866cm" svg:y2="9.536cm" draw:start-shape="id12" draw:start-glue-point="7" draw:end-shape="id13" draw:end-glue-point="4" svg:d="M10545 9071l321 465" svg:viewBox="0 0 322 466">
          <text:p/>
        </draw:connector>
        <draw:connector draw:style-name="gr9" draw:text-style-name="P3" draw:layer="layout" draw:type="line" svg:x1="10.365cm" svg:y1="9.145cm" svg:x2="10.165cm" svg:y2="9.837cm" draw:start-shape="id12" draw:start-glue-point="8" draw:end-shape="id14" draw:end-glue-point="4" svg:d="M10365 9145l-200 692" svg:viewBox="0 0 201 693">
          <text:p/>
        </draw:connector>
        <draw:connector draw:style-name="gr9" draw:text-style-name="P3" draw:layer="layout" draw:type="line" svg:x1="10.185cm" svg:y1="8.711cm" svg:x2="9.721cm" svg:y2="8.988cm" draw:start-shape="id12" draw:start-glue-point="11" draw:end-shape="id15" draw:end-glue-point="6" svg:d="M10185 8711l-464 277" svg:viewBox="0 0 465 278">
          <text:p/>
        </draw:connector>
        <draw:connector draw:style-name="gr9" draw:text-style-name="P3" draw:layer="layout" draw:type="line" svg:x1="10.185cm" svg:y1="9.071cm" svg:x2="9.12cm" svg:y2="9.789cm" draw:start-shape="id12" draw:start-glue-point="9" draw:end-shape="id16" draw:end-glue-point="6" svg:d="M10185 9071l-1065 718" svg:viewBox="0 0 1066 719">
          <text:p/>
        </draw:connector>
        <draw:connector draw:style-name="gr9" draw:text-style-name="P3" xml:id="id20" draw:id="id20" draw:layer="layout" draw:type="line" svg:x1="10.545cm" svg:y1="9.071cm" svg:x2="10.883cm" svg:y2="10.413cm" draw:start-shape="id12" draw:start-glue-point="7" draw:end-shape="id17" draw:end-glue-point="11" svg:d="M10545 9071l338 1342" svg:viewBox="0 0 339 1343">
          <text:p/>
        </draw:connector>
        <draw:connector draw:style-name="gr9" draw:text-style-name="P3" draw:layer="layout" draw:type="line" svg:x1="10.365cm" svg:y1="9.145cm" svg:x2="10.364cm" svg:y2="10.838cm" draw:start-shape="id12" draw:start-glue-point="8" draw:end-shape="id18" draw:end-glue-point="4" svg:d="M10365 9145l-1 1693" svg:viewBox="0 0 2 1694">
          <text:p/>
        </draw:connector>
        <draw:connector draw:style-name="gr9" draw:text-style-name="P3" draw:layer="layout" draw:type="line" svg:x1="10.185cm" svg:y1="9.071cm" svg:x2="9.343cm" svg:y2="10.613cm" draw:start-shape="id12" draw:start-glue-point="9" draw:end-shape="id19" draw:end-glue-point="5" svg:d="M10185 9071l-842 1542" svg:viewBox="0 0 843 1543">
          <text:p/>
        </draw:connector>
        <draw:connector draw:style-name="gr9" draw:text-style-name="P3" draw:layer="layout" draw:type="line" svg:x1="9.648cm" svg:y1="9.168cm" svg:x2="10.165cm" svg:y2="9.837cm" draw:start-shape="id15" draw:start-glue-point="7" draw:end-shape="id14" draw:end-glue-point="4" svg:d="M9648 9168l517 669" svg:viewBox="0 0 518 670">
          <text:p/>
        </draw:connector>
        <draw:connector draw:style-name="gr9" draw:text-style-name="P3" draw:layer="layout" draw:type="line" svg:x1="9.648cm" svg:y1="9.168cm" svg:x2="10.714cm" svg:y2="9.742cm" draw:start-shape="id15" draw:start-glue-point="7" draw:end-shape="id20" draw:end-glue-point="0" svg:d="M9648 9168l1066 574" svg:viewBox="0 0 1067 575">
          <text:p/>
        </draw:connector>
        <draw:connector draw:style-name="gr9" draw:text-style-name="P3" draw:layer="layout" draw:type="line" svg:x1="9.288cm" svg:y1="9.168cm" svg:x2="9.047cm" svg:y2="9.609cm" draw:start-shape="id15" draw:start-glue-point="9" draw:end-shape="id16" draw:end-glue-point="5" svg:d="M9288 9168l-241 441" svg:viewBox="0 0 242 442">
          <text:p/>
        </draw:connector>
        <draw:connector draw:style-name="gr9" draw:text-style-name="P3" draw:layer="layout" draw:type="line" svg:x1="9.468cm" svg:y1="9.242cm" svg:x2="9.163cm" svg:y2="10.539cm" draw:start-shape="id15" draw:start-glue-point="8" draw:end-shape="id19" draw:end-glue-point="4" svg:d="M9468 9242l-305 1297" svg:viewBox="0 0 306 1298">
          <text:p/>
        </draw:connector>
        <draw:connector draw:style-name="gr9" draw:text-style-name="P3" draw:layer="layout" draw:type="line" svg:x1="9.468cm" svg:y1="9.242cm" svg:x2="10.184cm" svg:y2="10.912cm" draw:start-shape="id15" draw:start-glue-point="8" draw:end-shape="id18" draw:end-glue-point="11" svg:d="M9468 9242l716 1670" svg:viewBox="0 0 717 1671">
          <text:p/>
        </draw:connector>
        <draw:connector draw:style-name="gr9" draw:text-style-name="P3" draw:layer="layout" draw:type="line" svg:x1="9.721cm" svg:y1="8.988cm" svg:x2="10.883cm" svg:y2="10.413cm" draw:start-shape="id15" draw:start-glue-point="6" draw:end-shape="id17" draw:end-glue-point="11" svg:d="M9721 8988l1162 1425" svg:viewBox="0 0 1163 1426">
          <text:p/>
        </draw:connector>
        <draw:connector draw:style-name="gr9" draw:text-style-name="P3" draw:layer="layout" draw:type="line" svg:x1="9.047cm" svg:y1="9.609cm" svg:x2="9.91cm" svg:y2="10.091cm" draw:start-shape="id16" draw:start-glue-point="5" draw:end-shape="id14" draw:end-glue-point="10" svg:d="M9047 9609l863 482" svg:viewBox="0 0 864 483">
          <text:p/>
        </draw:connector>
        <draw:connector draw:style-name="gr9" draw:text-style-name="P3" draw:layer="layout" draw:type="line" svg:x1="9.12cm" svg:y1="9.789cm" svg:x2="10.714cm" svg:y2="9.742cm" draw:start-shape="id16" draw:start-glue-point="6" draw:end-shape="id20" draw:end-glue-point="0" svg:d="M9120 9789l1594-47" svg:viewBox="0 0 1595 48">
          <text:p/>
        </draw:connector>
        <draw:connector draw:style-name="gr9" draw:text-style-name="P3" draw:layer="layout" draw:type="line" svg:x1="8.867cm" svg:y1="10.043cm" svg:x2="9.163cm" svg:y2="10.539cm" draw:start-shape="id16" draw:start-glue-point="8" draw:end-shape="id19" draw:end-glue-point="4" svg:d="M8867 10043l296 496" svg:viewBox="0 0 297 497">
          <text:p/>
        </draw:connector>
        <draw:connector draw:style-name="gr9" draw:text-style-name="P3" draw:layer="layout" draw:type="line" svg:x1="9.047cm" svg:y1="9.969cm" svg:x2="10.184cm" svg:y2="10.912cm" draw:start-shape="id16" draw:start-glue-point="7" draw:end-shape="id18" draw:end-glue-point="11" svg:d="M9047 9969l1137 943" svg:viewBox="0 0 1138 944">
          <text:p/>
        </draw:connector>
        <draw:connector draw:style-name="gr9" draw:text-style-name="P3" xml:id="id21" draw:id="id21" draw:layer="layout" draw:type="line" svg:x1="9.047cm" svg:y1="9.969cm" svg:x2="10.808cm" svg:y2="10.593cm" draw:start-shape="id16" draw:start-glue-point="7" draw:end-shape="id17" draw:end-glue-point="10" svg:d="M9047 9969l1761 624" svg:viewBox="0 0 1762 625">
          <text:p/>
        </draw:connector>
        <draw:connector draw:style-name="gr9" draw:text-style-name="P3" draw:layer="layout" draw:type="line" svg:x1="9.416cm" svg:y1="10.793cm" svg:x2="10.109cm" svg:y2="11.092cm" draw:start-shape="id19" draw:start-glue-point="6" draw:end-shape="id18" draw:end-glue-point="10" svg:d="M9416 10793l693 299" svg:viewBox="0 0 694 300">
          <text:p/>
        </draw:connector>
        <draw:connector draw:style-name="gr9" draw:text-style-name="P3" draw:layer="layout" draw:type="line" svg:x1="9.416cm" svg:y1="10.793cm" svg:x2="9.927cm" svg:y2="10.281cm" draw:start-shape="id19" draw:start-glue-point="6" draw:end-shape="id21" draw:end-glue-point="0" svg:d="M9416 10793l511-512" svg:viewBox="0 0 512 513">
          <text:p/>
        </draw:connector>
        <draw:connector draw:style-name="gr9" draw:text-style-name="P3" draw:layer="layout" draw:type="line" svg:x1="9.416cm" svg:y1="10.793cm" svg:x2="10.808cm" svg:y2="10.593cm" draw:start-shape="id19" draw:start-glue-point="6" draw:end-shape="id17" draw:end-glue-point="10" svg:d="M9416 10793l1392-200" svg:viewBox="0 0 1393 201">
          <text:p/>
        </draw:connector>
        <draw:connector draw:style-name="gr9" draw:text-style-name="P3" draw:layer="layout" draw:type="line" svg:x1="9.416cm" svg:y1="10.793cm" svg:x2="10.686cm" svg:y2="9.97cm" draw:start-shape="id19" draw:start-glue-point="6" draw:end-shape="id13" draw:end-glue-point="9" svg:d="M9416 10793l1270-823" svg:viewBox="0 0 1271 824">
          <text:p/>
        </draw:connector>
        <draw:connector draw:style-name="gr9" draw:text-style-name="P3" draw:layer="layout" draw:type="line" svg:x1="10.883cm" svg:y1="10.773cm" svg:x2="10.617cm" svg:y2="11.092cm" draw:start-shape="id17" draw:start-glue-point="9" draw:end-shape="id18" draw:end-glue-point="6" svg:d="M10883 10773l-266 319" svg:viewBox="0 0 267 320">
          <text:p/>
        </draw:connector>
        <draw:connector draw:style-name="gr9" draw:text-style-name="P3" draw:layer="layout" draw:type="line" svg:x1="11.063cm" svg:y1="10.339cm" svg:x2="10.866cm" svg:y2="10.044cm" draw:start-shape="id17" draw:start-glue-point="4" draw:end-shape="id13" draw:end-glue-point="8" svg:d="M11063 10339l-197-295" svg:viewBox="0 0 198 296">
          <text:p/>
        </draw:connector>
        <draw:custom-shape draw:style-name="gr10" draw:text-style-name="P6" xml:id="id15" draw:id="id15" draw:layer="layout" svg:width="0.508cm" svg:height="0.508cm" svg:x="9.213cm" svg:y="8.73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6" draw:id="id16" draw:layer="layout" svg:width="0.508cm" svg:height="0.508cm" svg:x="8.612cm" svg:y="9.5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" draw:id="id13" draw:layer="layout" svg:width="0.508cm" svg:height="0.508cm" svg:x="10.611cm" svg:y="9.5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" draw:id="id12" draw:layer="layout" svg:width="0.508cm" svg:height="0.508cm" svg:x="10.11cm" svg:y="8.6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8" draw:id="id18" draw:layer="layout" svg:width="0.508cm" svg:height="0.508cm" svg:x="10.109cm" svg:y="10.8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9" draw:id="id19" draw:layer="layout" svg:width="0.508cm" svg:height="0.508cm" svg:x="8.908cm" svg:y="10.53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7" draw:id="id17" draw:layer="layout" svg:width="0.508cm" svg:height="0.508cm" svg:x="10.808cm" svg:y="10.33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" draw:id="id14" draw:layer="layout" svg:width="0.508cm" svg:height="0.508cm" svg:x="9.91cm" svg:y="9.8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5.185cm" svg:y1="10.913cm" svg:x2="14.864cm" svg:y2="10.447cm" draw:start-shape="id22" draw:start-glue-point="7" draw:end-shape="id23" draw:end-glue-point="4" svg:d="M15185 10913l-321-466" svg:viewBox="0 0 322 467">
          <text:p/>
        </draw:connector>
        <draw:connector draw:style-name="gr9" draw:text-style-name="P3" draw:layer="layout" draw:type="line" svg:x1="15.365cm" svg:y1="10.838cm" svg:x2="15.565cm" svg:y2="10.146cm" draw:start-shape="id22" draw:start-glue-point="8" draw:end-shape="id24" draw:end-glue-point="4" svg:d="M15365 10838l200-692" svg:viewBox="0 0 201 693">
          <text:p/>
        </draw:connector>
        <draw:connector draw:style-name="gr9" draw:text-style-name="P3" draw:layer="layout" draw:type="line" svg:x1="15.545cm" svg:y1="11.273cm" svg:x2="16.008cm" svg:y2="10.996cm" draw:start-shape="id22" draw:start-glue-point="11" draw:end-shape="id25" draw:end-glue-point="6" svg:d="M15545 11273l463-277" svg:viewBox="0 0 464 278">
          <text:p/>
        </draw:connector>
        <draw:connector draw:style-name="gr9" draw:text-style-name="P3" draw:layer="layout" draw:type="line" svg:x1="15.545cm" svg:y1="10.913cm" svg:x2="16.609cm" svg:y2="10.195cm" draw:start-shape="id22" draw:start-glue-point="9" draw:end-shape="id26" draw:end-glue-point="6" svg:d="M15545 10913l1064-718" svg:viewBox="0 0 1065 719">
          <text:p/>
        </draw:connector>
        <draw:connector draw:style-name="gr9" draw:text-style-name="P3" xml:id="id30" draw:id="id30" draw:layer="layout" draw:type="line" svg:x1="15.185cm" svg:y1="10.913cm" svg:x2="14.847cm" svg:y2="9.571cm" draw:start-shape="id22" draw:start-glue-point="7" draw:end-shape="id27" draw:end-glue-point="11" svg:d="M15185 10913l-338-1342" svg:viewBox="0 0 339 1343">
          <text:p/>
        </draw:connector>
        <draw:connector draw:style-name="gr9" draw:text-style-name="P3" draw:layer="layout" draw:type="line" svg:x1="15.365cm" svg:y1="10.838cm" svg:x2="15.366cm" svg:y2="9.145cm" draw:start-shape="id22" draw:start-glue-point="8" draw:end-shape="id28" draw:end-glue-point="4" svg:d="M15365 10838l1-1693" svg:viewBox="0 0 2 1694">
          <text:p/>
        </draw:connector>
        <draw:connector draw:style-name="gr9" draw:text-style-name="P3" draw:layer="layout" draw:type="line" svg:x1="15.545cm" svg:y1="10.913cm" svg:x2="16.387cm" svg:y2="9.371cm" draw:start-shape="id22" draw:start-glue-point="9" draw:end-shape="id29" draw:end-glue-point="5" svg:d="M15545 10913l842-1542" svg:viewBox="0 0 843 1543">
          <text:p/>
        </draw:connector>
        <draw:connector draw:style-name="gr9" draw:text-style-name="P3" draw:layer="layout" draw:type="line" svg:x1="16.082cm" svg:y1="10.816cm" svg:x2="15.565cm" svg:y2="10.146cm" draw:start-shape="id25" draw:start-glue-point="7" draw:end-shape="id24" draw:end-glue-point="4" svg:d="M16082 10816l-517-670" svg:viewBox="0 0 518 671">
          <text:p/>
        </draw:connector>
        <draw:connector draw:style-name="gr9" draw:text-style-name="P3" draw:layer="layout" draw:type="line" svg:x1="16.082cm" svg:y1="10.816cm" svg:x2="15.016cm" svg:y2="10.242cm" draw:start-shape="id25" draw:start-glue-point="7" draw:end-shape="id30" draw:end-glue-point="0" svg:d="M16082 10816l-1066-574" svg:viewBox="0 0 1067 575">
          <text:p/>
        </draw:connector>
        <draw:connector draw:style-name="gr9" draw:text-style-name="P3" draw:layer="layout" draw:type="line" svg:x1="16.442cm" svg:y1="10.816cm" svg:x2="16.683cm" svg:y2="10.375cm" draw:start-shape="id25" draw:start-glue-point="9" draw:end-shape="id26" draw:end-glue-point="5" svg:d="M16442 10816l241-441" svg:viewBox="0 0 242 442">
          <text:p/>
        </draw:connector>
        <draw:connector draw:style-name="gr9" draw:text-style-name="P3" draw:layer="layout" draw:type="line" svg:x1="16.262cm" svg:y1="10.741cm" svg:x2="16.567cm" svg:y2="9.444cm" draw:start-shape="id25" draw:start-glue-point="8" draw:end-shape="id29" draw:end-glue-point="4" svg:d="M16262 10741l305-1297" svg:viewBox="0 0 306 1298">
          <text:p/>
        </draw:connector>
        <draw:connector draw:style-name="gr9" draw:text-style-name="P3" draw:layer="layout" draw:type="line" svg:x1="16.262cm" svg:y1="10.741cm" svg:x2="15.546cm" svg:y2="9.072cm" draw:start-shape="id25" draw:start-glue-point="8" draw:end-shape="id28" draw:end-glue-point="11" svg:d="M16262 10741l-716-1669" svg:viewBox="0 0 717 1670">
          <text:p/>
        </draw:connector>
        <draw:connector draw:style-name="gr9" draw:text-style-name="P3" draw:layer="layout" draw:type="line" svg:x1="16.008cm" svg:y1="10.996cm" svg:x2="14.847cm" svg:y2="9.571cm" draw:start-shape="id25" draw:start-glue-point="6" draw:end-shape="id27" draw:end-glue-point="11" svg:d="M16008 10996l-1161-1425" svg:viewBox="0 0 1162 1426">
          <text:p/>
        </draw:connector>
        <draw:connector draw:style-name="gr9" draw:text-style-name="P3" draw:layer="layout" draw:type="line" svg:x1="16.683cm" svg:y1="10.375cm" svg:x2="15.819cm" svg:y2="9.893cm" draw:start-shape="id26" draw:start-glue-point="5" draw:end-shape="id24" draw:end-glue-point="10" svg:d="M16683 10375l-864-482" svg:viewBox="0 0 865 483">
          <text:p/>
        </draw:connector>
        <draw:connector draw:style-name="gr9" draw:text-style-name="P3" draw:layer="layout" draw:type="line" svg:x1="16.609cm" svg:y1="10.195cm" svg:x2="15.016cm" svg:y2="10.242cm" draw:start-shape="id26" draw:start-glue-point="6" draw:end-shape="id30" draw:end-glue-point="0" svg:d="M16609 10195l-1593 47" svg:viewBox="0 0 1594 48">
          <text:p/>
        </draw:connector>
        <draw:connector draw:style-name="gr9" draw:text-style-name="P3" draw:layer="layout" draw:type="line" svg:x1="16.863cm" svg:y1="9.94cm" svg:x2="16.567cm" svg:y2="9.444cm" draw:start-shape="id26" draw:start-glue-point="8" draw:end-shape="id29" draw:end-glue-point="4" svg:d="M16863 9940l-296-496" svg:viewBox="0 0 297 497">
          <text:p/>
        </draw:connector>
        <draw:connector draw:style-name="gr9" draw:text-style-name="P3" draw:layer="layout" draw:type="line" svg:x1="16.683cm" svg:y1="10.015cm" svg:x2="15.546cm" svg:y2="9.072cm" draw:start-shape="id26" draw:start-glue-point="7" draw:end-shape="id28" draw:end-glue-point="11" svg:d="M16683 10015l-1137-943" svg:viewBox="0 0 1138 944">
          <text:p/>
        </draw:connector>
        <draw:connector draw:style-name="gr9" draw:text-style-name="P3" xml:id="id31" draw:id="id31" draw:layer="layout" draw:type="line" svg:x1="16.683cm" svg:y1="10.015cm" svg:x2="14.921cm" svg:y2="9.391cm" draw:start-shape="id26" draw:start-glue-point="7" draw:end-shape="id27" draw:end-glue-point="10" svg:d="M16683 10015l-1762-624" svg:viewBox="0 0 1763 625">
          <text:p/>
        </draw:connector>
        <draw:connector draw:style-name="gr9" draw:text-style-name="P3" draw:layer="layout" draw:type="line" svg:x1="16.313cm" svg:y1="9.191cm" svg:x2="15.62cm" svg:y2="8.892cm" draw:start-shape="id29" draw:start-glue-point="6" draw:end-shape="id28" draw:end-glue-point="10" svg:d="M16313 9191l-693-299" svg:viewBox="0 0 694 300">
          <text:p/>
        </draw:connector>
        <draw:connector draw:style-name="gr9" draw:text-style-name="P3" draw:layer="layout" draw:type="line" svg:x1="16.313cm" svg:y1="9.191cm" svg:x2="15.802cm" svg:y2="9.703cm" draw:start-shape="id29" draw:start-glue-point="6" draw:end-shape="id31" draw:end-glue-point="0" svg:d="M16313 9191l-511 512" svg:viewBox="0 0 512 513">
          <text:p/>
        </draw:connector>
        <draw:connector draw:style-name="gr9" draw:text-style-name="P3" draw:layer="layout" draw:type="line" svg:x1="16.313cm" svg:y1="9.191cm" svg:x2="14.921cm" svg:y2="9.391cm" draw:start-shape="id29" draw:start-glue-point="6" draw:end-shape="id27" draw:end-glue-point="10" svg:d="M16313 9191l-1392 200" svg:viewBox="0 0 1393 201">
          <text:p/>
        </draw:connector>
        <draw:connector draw:style-name="gr9" draw:text-style-name="P3" draw:layer="layout" draw:type="line" svg:x1="16.313cm" svg:y1="9.191cm" svg:x2="15.044cm" svg:y2="10.014cm" draw:start-shape="id29" draw:start-glue-point="6" draw:end-shape="id23" draw:end-glue-point="9" svg:d="M16313 9191l-1269 823" svg:viewBox="0 0 1270 824">
          <text:p/>
        </draw:connector>
        <draw:connector draw:style-name="gr9" draw:text-style-name="P3" draw:layer="layout" draw:type="line" svg:x1="14.847cm" svg:y1="9.211cm" svg:x2="15.112cm" svg:y2="8.892cm" draw:start-shape="id27" draw:start-glue-point="9" draw:end-shape="id28" draw:end-glue-point="6" svg:d="M14847 9211l265-319" svg:viewBox="0 0 266 320">
          <text:p/>
        </draw:connector>
        <draw:connector draw:style-name="gr9" draw:text-style-name="P3" draw:layer="layout" draw:type="line" svg:x1="14.667cm" svg:y1="9.644cm" svg:x2="14.864cm" svg:y2="9.939cm" draw:start-shape="id27" draw:start-glue-point="4" draw:end-shape="id23" draw:end-glue-point="8" svg:d="M14667 9644l197 295" svg:viewBox="0 0 198 296">
          <text:p/>
        </draw:connector>
        <draw:custom-shape draw:style-name="gr10" draw:text-style-name="P6" xml:id="id25" draw:id="id25" draw:layer="layout" svg:width="0.508cm" svg:height="0.508cm" svg:x="16.008cm" svg:y="10.7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6" draw:id="id26" draw:layer="layout" svg:width="0.508cm" svg:height="0.508cm" svg:x="16.609cm" svg:y="9.9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3" draw:id="id23" draw:layer="layout" svg:width="0.508cm" svg:height="0.508cm" svg:x="14.61cm" svg:y="9.93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2" draw:id="id22" draw:layer="layout" svg:width="0.508cm" svg:height="0.508cm" svg:x="15.111cm" svg:y="10.83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8" draw:id="id28" draw:layer="layout" svg:width="0.508cm" svg:height="0.508cm" svg:x="15.112cm" svg:y="8.6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9" draw:id="id29" draw:layer="layout" svg:width="0.508cm" svg:height="0.508cm" svg:x="16.313cm" svg:y="8.93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7" draw:id="id27" draw:layer="layout" svg:width="0.508cm" svg:height="0.508cm" svg:x="14.413cm" svg:y="9.13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4" draw:id="id24" draw:layer="layout" svg:width="0.508cm" svg:height="0.508cm" svg:x="15.311cm" svg:y="9.63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526cm" svg:height="0.962cm" svg:x="3.429cm" svg:y="11.384cm">
          <draw:text-box>
            <text:p>AIP</text:p>
          </draw:text-box>
        </draw:frame>
        <draw:frame draw:style-name="gr12" draw:text-style-name="P4" draw:layer="layout" svg:width="1.243cm" svg:height="0.962cm" svg:x="9.429cm" svg:y="11.384cm">
          <draw:text-box>
            <text:p>F5</text:p>
          </draw:text-box>
        </draw:frame>
        <draw:frame draw:style-name="gr13" draw:text-style-name="P4" draw:layer="layout" svg:width="1.383cm" svg:height="0.962cm" svg:x="15.03cm" svg:y="11.384cm">
          <draw:text-box>
            <text:p>M1</text:p>
          </draw:text-box>
        </draw:frame>
        <draw:connector draw:style-name="gr4" draw:text-style-name="P3" draw:layer="layout" draw:type="curve" svg:x1="5.114cm" svg:y1="8.987cm" svg:x2="8.612cm" svg:y2="9.789cm" draw:start-shape="id5" draw:start-glue-point="10" draw:end-shape="id16" draw:end-glue-point="10" svg:d="M5114 8987c2623 0 875 802 3498 802" svg:viewBox="0 0 3499 803">
          <text:p/>
        </draw:connector>
        <draw:connector draw:style-name="gr4" draw:text-style-name="P3" draw:layer="layout" draw:type="curve" svg:x1="8.908cm" svg:y1="10.793cm" svg:x2="5.715cm" svg:y2="9.788cm" draw:start-shape="id19" draw:start-glue-point="10" draw:end-shape="id6" draw:end-glue-point="10" svg:d="M8908 10793c-2394 0-798-1005-3193-1005" svg:viewBox="0 0 3194 1006">
          <text:p/>
        </draw:connector>
        <draw:connector draw:style-name="gr4" draw:text-style-name="P3" draw:layer="layout" draw:type="curve" svg:x1="10.617cm" svg:y1="11.092cm" svg:x2="14.61cm" svg:y2="10.194cm" draw:start-shape="id18" draw:start-glue-point="6" draw:end-shape="id23" draw:end-glue-point="6" svg:d="M10617 11092c2995 0 999-898 3993-898" svg:viewBox="0 0 3994 899">
          <text:p/>
        </draw:connector>
        <draw:connector draw:style-name="gr4" draw:text-style-name="P3" draw:layer="layout" draw:type="curve" draw:line-skew="0.315cm" svg:x1="14.413cm" svg:y1="9.391cm" svg:x2="11.119cm" svg:y2="9.79cm" draw:start-shape="id27" draw:start-glue-point="6" draw:end-shape="id13" draw:end-glue-point="6" svg:d="M14413 9391c-1998 0-351 399-3294 399" svg:viewBox="0 0 3295 400">
          <text:p/>
        </draw:connector>
        <draw:custom-shape draw:style-name="gr14" draw:text-style-name="P7" xml:id="id32" draw:id="id32" draw:layer="layout" svg:width="0.381cm" svg:height="0.381cm" svg:x="18.74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33" draw:id="id33" draw:layer="layout" svg:width="0.381cm" svg:height="0.381cm" svg:x="18.742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34" draw:id="id34" draw:layer="layout" svg:width="0.381cm" svg:height="0.381cm" svg:x="18.742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35" draw:id="id35" draw:layer="layout" svg:width="0.381cm" svg:height="0.381cm" svg:x="18.742cm" svg:y="11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6.747cm" svg:y1="9.011cm" svg:x2="18.742cm" svg:y2="8.446cm" draw:start-shape="id29" draw:start-glue-point="9" draw:end-shape="id32" draw:end-glue-point="6" svg:d="M16747 9011l1995-565" svg:viewBox="0 0 1996 566">
          <text:p/>
        </draw:connector>
        <draw:connector draw:style-name="gr9" draw:text-style-name="P3" draw:layer="layout" draw:type="line" svg:x1="17.117cm" svg:y1="10.195cm" svg:x2="18.742cm" svg:y2="9.446cm" draw:start-shape="id26" draw:start-glue-point="10" draw:end-shape="id33" draw:end-glue-point="6" svg:d="M17117 10195l1625-749" svg:viewBox="0 0 1626 750">
          <text:p/>
        </draw:connector>
        <draw:connector draw:style-name="gr9" draw:text-style-name="P3" draw:layer="layout" draw:type="line" svg:x1="17.117cm" svg:y1="10.195cm" svg:x2="18.797cm" svg:y2="10.41cm" draw:start-shape="id26" draw:start-glue-point="10" draw:end-shape="id34" draw:end-glue-point="5" svg:d="M17117 10195l1680 215" svg:viewBox="0 0 1681 216">
          <text:p/>
        </draw:connector>
        <draw:connector draw:style-name="gr9" draw:text-style-name="P3" draw:layer="layout" draw:type="line" svg:x1="16.516cm" svg:y1="10.996cm" svg:x2="18.742cm" svg:y2="11.546cm" draw:start-shape="id25" draw:start-glue-point="10" draw:end-shape="id35" draw:end-glue-point="6" svg:d="M16516 10996l2226 550" svg:viewBox="0 0 2227 551">
          <text:p/>
        </draw:connector>
        <draw:connector draw:style-name="gr9" draw:text-style-name="P3" draw:layer="layout" draw:type="line" svg:x1="16.516cm" svg:y1="10.996cm" svg:x2="18.742cm" svg:y2="10.546cm" draw:start-shape="id25" draw:start-glue-point="10" draw:end-shape="id34" draw:end-glue-point="6" svg:d="M16516 10996l2226-450" svg:viewBox="0 0 2227 451">
          <text:p/>
        </draw:connector>
        <draw:connector draw:style-name="gr9" draw:text-style-name="P3" draw:layer="layout" draw:type="line" svg:x1="16.821cm" svg:y1="9.191cm" svg:x2="18.742cm" svg:y2="9.446cm" draw:start-shape="id29" draw:start-glue-point="10" draw:end-shape="id33" draw:end-glue-point="6" svg:d="M16821 9191l1921 255" svg:viewBox="0 0 1922 256">
          <text:p/>
        </draw:connector>
        <draw:frame draw:style-name="gr15" draw:text-style-name="P9" draw:layer="layout" svg:width="2.648cm" svg:height="1.673cm" svg:x="17.653cm" svg:y="12.092cm">
          <draw:text-box>
            <text:p text:style-name="P8">Linear</text:p>
            <text:p text:style-name="P8">readout</text:p>
          </draw:text-box>
        </draw:frame>
        <draw:custom-shape draw:style-name="gr16" draw:text-style-name="P10" draw:layer="layout" svg:width="0.635cm" svg:height="0.635cm" svg:x="4.82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635cm" svg:height="0.635cm" svg:x="4.037cm" svg:y="5.8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635cm" svg:height="0.635cm" svg:x="3.248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2-09-10T22:10:50.521857310</dc:date>
    <meta:editing-duration>PT1H25M</meta:editing-duration>
    <meta:editing-cycles>17</meta:editing-cycles>
    <meta:generator>LibreOffice/6.4.7.2$Linux_X86_64 LibreOffice_project/40$Build-2</meta:generator>
    <meta:document-statistic meta:object-count="128"/>
  </office:meta>
</office:document-meta>
</file>